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OldTrade">
        <table:table-row>
          <table:table-cell table:style-name="pd1" office:value-type="string" office:value="Current Holdings">
            <text:p>Current Holdings</text:p>
          </table:table-cell>
          <table:table-cell table:style-name="pd1" office:value-type="string" office:value="Allocation">
            <text:p>Allocation</text:p>
          </table:table-cell>
          <table:table-cell table:style-name="pd1" office:value-type="string" office:value="Percent">
            <text:p>Percent</text:p>
          </table:table-cell>
          <table:table-cell table:style-name="pd1" office:value-type="string" office:value="Alloc [cons]">
            <text:p>Alloc [cons]</text:p>
          </table:table-cell>
          <table:table-cell table:style-name="pd1" office:value-type="string" office:value="c.Percent">
            <text:p>c.Percent</text:p>
          </table:table-cell>
          <table:table-cell table:style-name="pd1" office:value-type="string" office:value="Alloc [SS]">
            <text:p>Alloc [SS]</text:p>
          </table:table-cell>
          <table:table-cell table:style-name="pd1" office:value-type="string" office:value="ss.Percent">
            <text:p>ss.Percent</text:p>
          </table:table-cell>
          <table:table-cell table:style-name="pd1" office:value-type="string" office:value="Alloc [Ex]">
            <text:p>Alloc [Ex]</text:p>
          </table:table-cell>
          <table:table-cell table:style-name="pd1" office:value-type="string" office:value="ex.Percent">
            <text:p>ex.Percent</text:p>
          </table:table-cell>
        </table:table-row>
        <table:table-row>
          <table:table-cell office:value-type="string" office:value="BTC">
            <text:p>BTC</text:p>
          </table:table-cell>
          <table:table-cell office:value-type="string" office:value="Conservative">
            <text:p>Conservative</text:p>
          </table:table-cell>
          <table:table-cell office:value-type="float" office:value="0.6">
            <text:p>0.6</text:p>
          </table:table-cell>
          <table:table-cell office:value-type="string" office:value="USDT">
            <text:p>USDT</text:p>
          </table:table-cell>
          <table:table-cell office:value-type="float" office:value="0.25">
            <text:p>0.25</text:p>
          </table:table-cell>
          <table:table-cell office:value-type="string" office:value="USDT">
            <text:p>USDT</text:p>
          </table:table-cell>
          <table:table-cell office:value-type="float" office:value="0.0">
            <text:p/>
          </table:table-cell>
          <table:table-cell office:value-type="string" office:value="USDT">
            <text:p>USDT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 office:value="ETH">
            <text:p>ETH</text:p>
          </table:table-cell>
          <table:table-cell office:value-type="string" office:value="Small_Speculative">
            <text:p>Small_Speculative</text:p>
          </table:table-cell>
          <table:table-cell office:value-type="float" office:value="0.4">
            <text:p>0.4</text:p>
          </table:table-cell>
          <table:table-cell office:value-type="string" office:value="BTC">
            <text:p>BTC</text:p>
          </table:table-cell>
          <table:table-cell office:value-type="float" office:value="0.5">
            <text:p>0.5</text:p>
          </table:table-cell>
          <table:table-cell office:value-type="string" office:value="BNB">
            <text:p>BNB</text:p>
          </table:table-cell>
          <table:table-cell office:value-type="float" office:value="0.4">
            <text:p>0.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NB">
            <text:p>BNB</text:p>
          </table:table-cell>
          <table:table-cell office:value-type="string" office:value="Experimental">
            <text:p>Experimental</text:p>
          </table:table-cell>
          <table:table-cell office:value-type="float" office:value="0.0">
            <text:p/>
          </table:table-cell>
          <table:table-cell office:value-type="string" office:value="ETH">
            <text:p>ETH</text:p>
          </table:table-cell>
          <table:table-cell office:value-type="float" office:value="0.25">
            <text:p>0.25</text:p>
          </table:table-cell>
          <table:table-cell office:value-type="string" office:value="LTC">
            <text:p>LTC</text:p>
          </table:table-cell>
          <table:table-cell office:value-type="float" office:value="0.2">
            <text:p>0.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TC">
            <text:p>LTC</text:p>
          </table:table-cell>
          <table:table-cell office:value-type="string" office:value="CASH">
            <text:p>CASH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TRX">
            <text:p>TRX</text:p>
          </table:table-cell>
          <table:table-cell office:value-type="float" office:value="0.15">
            <text:p>0.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RX">
            <text:p>TR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xxx">
            <text:p>xxx</text:p>
          </table:table-cell>
          <table:table-cell office:value-type="float" office:value="0.05">
            <text:p>0.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USDT">
            <text:p>USD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yy">
            <text:p>yyy</text:p>
          </table:table-cell>
          <table:table-cell office:value-type="float" office:value="0.1">
            <text:p>0.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 ">
            <text:p>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NewTrade">
        <table:table-row>
          <table:table-cell table:style-name="pd1" office:value-type="string" office:value="Current Holdings">
            <text:p>Current Holdings</text:p>
          </table:table-cell>
          <table:table-cell table:style-name="pd1" office:value-type="string" office:value="Allocation">
            <text:p>Allocation</text:p>
          </table:table-cell>
          <table:table-cell table:style-name="pd1" office:value-type="string" office:value="Percent">
            <text:p>Percent</text:p>
          </table:table-cell>
          <table:table-cell table:style-name="pd1" office:value-type="string" office:value="Alloc [cons]">
            <text:p>Alloc [cons]</text:p>
          </table:table-cell>
          <table:table-cell table:style-name="pd1" office:value-type="string" office:value="c.Percent">
            <text:p>c.Percent</text:p>
          </table:table-cell>
          <table:table-cell table:style-name="pd1" office:value-type="string" office:value="Alloc [SS]">
            <text:p>Alloc [SS]</text:p>
          </table:table-cell>
          <table:table-cell table:style-name="pd1" office:value-type="string" office:value="ss.Percent">
            <text:p>ss.Percent</text:p>
          </table:table-cell>
          <table:table-cell table:style-name="pd1" office:value-type="string" office:value="Alloc [Ex]">
            <text:p>Alloc [Ex]</text:p>
          </table:table-cell>
          <table:table-cell table:style-name="pd1" office:value-type="string" office:value="ex.Percent">
            <text:p>ex.Percent</text:p>
          </table:table-cell>
        </table:table-row>
        <table:table-row>
          <table:table-cell office:value-type="string" office:value="USDT">
            <text:p>USDT</text:p>
          </table:table-cell>
          <table:table-cell office:value-type="string" office:value="Conservative">
            <text:p>Conservative</text:p>
          </table:table-cell>
          <table:table-cell office:value-type="float" office:value="0.6">
            <text:p>0.6</text:p>
          </table:table-cell>
          <table:table-cell office:value-type="string" office:value="USDT">
            <text:p>USDT</text:p>
          </table:table-cell>
          <table:table-cell office:value-type="float" office:value="0.25">
            <text:p>0.25</text:p>
          </table:table-cell>
          <table:table-cell office:value-type="string" office:value="USDT">
            <text:p>USDT</text:p>
          </table:table-cell>
          <table:table-cell office:value-type="float" office:value="0.0">
            <text:p/>
          </table:table-cell>
          <table:table-cell office:value-type="string" office:value="USDT">
            <text:p>USDT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 office:value="BTC">
            <text:p>BTC</text:p>
          </table:table-cell>
          <table:table-cell office:value-type="string" office:value="Small_Speculative">
            <text:p>Small_Speculative</text:p>
          </table:table-cell>
          <table:table-cell office:value-type="float" office:value="0.4">
            <text:p>0.4</text:p>
          </table:table-cell>
          <table:table-cell office:value-type="string" office:value="BTC">
            <text:p>BTC</text:p>
          </table:table-cell>
          <table:table-cell office:value-type="float" office:value="0.5">
            <text:p>0.5</text:p>
          </table:table-cell>
          <table:table-cell office:value-type="string" office:value="BNB">
            <text:p>BNB</text:p>
          </table:table-cell>
          <table:table-cell office:value-type="float" office:value="0.4">
            <text:p>0.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TH">
            <text:p>ETH</text:p>
          </table:table-cell>
          <table:table-cell office:value-type="string" office:value="Experimental">
            <text:p>Experimental</text:p>
          </table:table-cell>
          <table:table-cell office:value-type="float" office:value="0.0">
            <text:p/>
          </table:table-cell>
          <table:table-cell office:value-type="string" office:value="ETH">
            <text:p>ETH</text:p>
          </table:table-cell>
          <table:table-cell office:value-type="float" office:value="0.25">
            <text:p>0.25</text:p>
          </table:table-cell>
          <table:table-cell office:value-type="string" office:value="LTC">
            <text:p>LTC</text:p>
          </table:table-cell>
          <table:table-cell office:value-type="float" office:value="0.2">
            <text:p>0.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NB">
            <text:p>BNB</text:p>
          </table:table-cell>
          <table:table-cell office:value-type="string" office:value="CASH">
            <text:p>CASH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TRX">
            <text:p>TRX</text:p>
          </table:table-cell>
          <table:table-cell office:value-type="float" office:value="0.15">
            <text:p>0.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TC">
            <text:p>LT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xxx">
            <text:p>xxx</text:p>
          </table:table-cell>
          <table:table-cell office:value-type="float" office:value="0.05">
            <text:p>0.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RX">
            <text:p>TR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yy">
            <text:p>yyy</text:p>
          </table:table-cell>
          <table:table-cell office:value-type="float" office:value="0.1">
            <text:p>0.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 ">
            <text:p>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